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Tableau1.B2" style:family="table-cell" style:data-style-name="N37">
      <style:table-cell-properties style:vertical-align="middle"/>
    </style:style>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1.251cm" fo:margin-right="0cm" fo:margin-top="0cm" fo:margin-bottom="0.499cm" fo:text-indent="0cm" style:auto-text-indent="false"/>
    </style:style>
    <style:style style:name="P3"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Preformatted_20_Text">
      <style:paragraph-properties fo:margin-top="0cm" fo:margin-bottom="0.499cm"/>
    </style:style>
    <style:style style:name="P6" style:family="paragraph" style:parent-style-name="Preformatted_20_Text">
      <style:paragraph-properties fo:margin-top="0cm" fo:margin-bottom="0cm"/>
    </style:style>
    <style:style style:name="P7" style:family="paragraph" style:parent-style-name="Standard" style:list-style-name="L5"/>
    <style:style style:name="P8" style:family="paragraph" style:parent-style-name="Text_20_body" style:list-style-name="L4"/>
    <style:style style:name="P9" style:family="paragraph" style:parent-style-name="Text_20_body">
      <style:text-properties fo:font-weight="bold" style:font-weight-asian="bold" style:font-weight-complex="bold"/>
    </style:style>
    <style:style style:name="P10" style:family="paragraph" style:parent-style-name="Text_20_body" style:list-style-name="L4">
      <style:text-properties fo:font-weight="bold" style:font-weight-asian="bold" style:font-weight-complex="bold"/>
    </style:style>
    <style:style style:name="P11" style:family="paragraph" style:parent-style-name="Text_20_body" style:list-style-name="L5"/>
    <style:style style:name="P12" style:family="paragraph" style:parent-style-name="Text_20_body">
      <style:text-properties style:font-name="Times New Roman"/>
    </style:style>
    <style:style style:name="P13" style:family="paragraph" style:parent-style-name="Text_20_body" style:list-style-name="L6"/>
    <style:style style:name="P14" style:family="paragraph" style:parent-style-name="Heading_20_1">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Courier New"/>
    </style:style>
    <style:style style:name="T2" style:family="text">
      <style:text-properties style:font-name="Courier New" fo:font-style="normal" fo:font-weight="normal" style:font-style-asian="normal" style:font-weight-asian="normal" style:font-style-complex="normal" style:font-weight-complex="normal"/>
    </style:style>
    <style:style style:name="T3" style:family="text">
      <style:text-properties style:font-name="Courier New" fo:font-weight="bold" style:font-weight-asian="bold" style:font-weight-complex="bold"/>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urier New"/>
    </style:style>
    <style:style style:name="T8" style:family="text">
      <style:text-properties style:font-name="Times New Roman"/>
    </style:style>
    <style:style style:name="T9" style:family="text">
      <style:text-properties style:font-name="Courier"/>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4">Document number:</text:p>
          </table:table-cell>
          <table:table-cell table:style-name="Tableau1.B1" office:value-type="string">
            <text:p text:style-name="Table_20_Contents">D0051R1</text:p>
          </table:table-cell>
        </table:table-row>
        <table:table-row>
          <table:table-cell office:value-type="string">
            <text:p text:style-name="P4">Date:</text:p>
          </table:table-cell>
          <table:table-cell table:style-name="Tableau1.B2" office:value-type="date" office:date-value="1931-10-27">
            <text:p text:style-name="Table_20_Contents">27/10/31</text:p>
          </table:table-cell>
        </table:table-row>
        <table:table-row>
          <table:table-cell office:value-type="string">
            <text:p text:style-name="P4">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4">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overload-function"/>C++ generic first_overload function</text:p>
      <text:p text:style-name="Text_20_body">Experimental <text:span text:style-name="T1">first_overload</text:span> function for C++17. This paper proposes one function that groups lambdas, function objects, member and non-member functions into a single callable object providing an overloaded conditional call operator. A call to this object will result in a call to the first <text:s/>function (in a generic way) <text:s/>that produce a valid call expression.</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16">History<text:tab/>1</text:p>
          <text:p text:style-name="P15">Revision 0<text:tab/>1</text:p>
          <text:p text:style-name="P16">Introduction<text:tab/>2</text:p>
          <text:p text:style-name="P16">Motivation and Scope<text:tab/>2</text:p>
          <text:p text:style-name="P15">How it works<text:tab/>3</text:p>
          <text:p text:style-name="P15">Language type-switch pattern matching<text:tab/>3</text:p>
          <text:p text:style-name="P15">Sum type visitation<text:tab/>3</text:p>
          <text:p text:style-name="P16">Design rationale<text:tab/>3</text:p>
          <text:p text:style-name="P15">Selecting the first viable overload<text:tab/>3</text:p>
          <text:p text:style-name="P15">Which kind of functions would first_overload accept<text:tab/>3</text:p>
          <text:p text:style-name="P15">Passing parameters by value or by forward reference<text:tab/>4</text:p>
          <text:p text:style-name="P15">reference_wrapper&lt;F&gt; to deduce F&amp; <text:tab/>4</text:p>
          <text:p text:style-name="P15">Result type of resulting function objects<text:tab/>4</text:p>
          <text:p text:style-name="P15">Result type of first_overload<text:tab/>4</text:p>
          <text:p text:style-name="P16">Open points<text:tab/>4</text:p>
          <text:p text:style-name="P16">Technical Specification<text:tab/>4</text:p>
          <text:p text:style-name="P16">Function objects<text:tab/>4</text:p>
          <text:p text:style-name="P16">Implementation<text:tab/>5</text:p>
          <text:p text:style-name="P16">Acknowledgements<text:tab/>5</text:p>
          <text:p text:style-name="P16">References<text:tab/>5</text:p>
        </text:index-body>
      </text:table-of-content>
      <text:h text:style-name="Heading_20_1" text:outline-level="1">History</text:h>
      <text:h text:style-name="Heading_20_2" text:outline-level="2">Revision 0</text:h>
      <text:p text:style-name="Text_20_body"/>
      <text:p text:style-name="Text_20_body"><text:bookmark text:name="user-content-introduction"/>Extraction from P0032R0. As for the Kona meeting request, the <text:span text:style-name="T1">first_overload</text:span> has been, extracted from <text:s/>[P0032R0] as the motivation was less clear and some find even found more subject to errors. <text:s/></text:p>
      <text:h text:style-name="Heading_20_1" text:outline-level="1"><text:soft-page-break/>Introduction</text:h>
      <text:p text:style-name="Text_20_body">Experimental <text:span text:style-name="T1">first_overload</text:span> function for C++17. This paper proposes one function that groups lambdas, function objects, member and non-member functions into a single callable object providing an overloaded call operator that selects the first viable match. </text:p>
      <text:p text:style-name="Text_20_body">P0051R1 proposes an overload function that is almost similar, selecting the best overload instead of the first one.</text:p>
      <text:p text:style-name="Text_20_body">The overloaded functions are copied and there is no way to access to the stored functions. There will be another proposal to take care of state full function objects and a mean to access them.</text:p>
      <text:h text:style-name="Heading_20_1" text:outline-level="1"><text:bookmark text:name="user-content-motivation-and-scope"/>Motivation and Scope</text:h>
      <text:p text:style-name="Text_20_body">In addition to the motivation for the overload function [P0051R1], the first_overload need appear as a consequence of overload ambiguity. When we want to overload functions based on type requirements, it can lead to ambiguities using the default overloading mechanism in C++.</text:p>
      <text:p text:style-name="Text_20_body">There are some techniques that have been developed alo,g the time to resolve this overload ambiguity. </text:p>
      <text:list xml:id="list499846154" text:style-name="L6">
        <text:list-item>
          <text:p text:style-name="P13">Disjoint requirements. This consists in negating the other requirements. Simple to implement but hard to maintain. Ensuring that all the overloads are disjoint could be a nightmare.</text:p>
        </text:list-item>
        <text:list-item>
          <text:p text:style-name="P13">Tag dispatching [TagDispatching]. Tag dispatching works by creating tags that uses inheritance to order the functions. These tags follows a conceptual model, but in order to work correctly the conceptual model must be quite close to the function been overloaded. So as far as the algorithm/function that is been overloaded follows the conceptual tag every is correct.</text:p>
        </text:list-item>
        <text:list-item>
          <text:p text:style-name="P13">Ranks [Rank]: This technique consists in adding a specific choice&lt;N&gt; tag to each overload. The choice&lt;N&gt; been more specific than the choice&lt;N-1&gt; allows to order the overloads, <text:s/>ensuring that there is no ambiguity as far as the overloads of the same rank have no ambiguities. While this tags can be seen as artificial, they have the advantage to been explicit and independent of the any conceptual model. <text:s text:c="3"/></text:p>
        </text:list-item>
        <text:list-item>
          <text:p text:style-name="P13">Linear [Conditional]: Grouping all the overloads in a single function object and select the first overload on the list that make the call well formed. This is a variation of the previous one and the overload grouping technique described in [P0051R1], but the user should instead of adding a rang, just puts the overloads in a given order. As it uses a function object to store the overloads it has also all the associated advantages and liabilities. </text:p>
        </text:list-item>
      </text:list>
      <text:p text:style-name="Text_20_body">The first viable match has several advantages over the other approaches. First, additional overloads can be added easily. Secondly, it doesn’t produce long and confusing compile errors. Thirdly, it doesn’t require boilerplate every time.</text:p>
      <text:p text:style-name="Text_20_body">The disadvantage of the first viable match over tag dispatching is the functions have to be ordered by their relationships for every function rather than being handle by the tag hierarchy once.</text:p>
      <text:p text:style-name="Text_20_body"/>
      <text:p text:style-name="Text_20_body"><text:soft-page-break/>Up to the user to use whatever technique is more appropriated to their context.</text:p>
      <text:h text:style-name="Heading_20_2" text:outline-level="2">How it works</text:h>
      <text:p text:style-name="Text_20_body">The following code snippet shows the implementation restricted to 2 stateless function object overloads using C++ concepts. In C++14 we will use instead enable_if SFINAE.</text:p>
      <text:p text:style-name="Preformatted_20_Text"><text:span text:style-name="Source_20_Text"><text:s text:c="2"/>template&lt;class F1, class F2&gt;</text:span></text:p>
      <text:p text:style-name="Preformatted_20_Text"><text:span text:style-name="Source_20_Text"><text:s text:c="4"/>struct first_overload_fn</text:span></text:p>
      <text:p text:style-name="Preformatted_20_Text"><text:span text:style-name="Source_20_Text"><text:s text:c="2"/>{</text:span></text:p>
      <text:p text:style-name="Preformatted_20_Text"><text:span text:style-name="Source_20_Text"><text:s text:c="4"/>template&lt;class... Ts&gt;</text:span></text:p>
      <text:p text:style-name="Preformatted_20_Text"><text:span text:style-name="Source_20_Text"><text:tab/>requires </text:span></text:p>
      <text:p text:style-name="Preformatted_20_Text"><text:span text:style-name="Source_20_Text"><text:tab/><text:tab/>is_callable(F1(Ts&amp;&amp;...))</text:span></text:p>
      <text:p text:style-name="Preformatted_20_Text"><text:span text:style-name="Source_20_Text"><text:s text:c="4"/>auto operator()(Ts&amp;&amp;... xs)</text:span></text:p>
      <text:p text:style-name="Preformatted_20_Text"><text:span text:style-name="Source_20_Text"><text:s text:c="4"/>{</text:span></text:p>
      <text:p text:style-name="Preformatted_20_Text"><text:span text:style-name="Source_20_Text"><text:s text:c="8"/>return invoke(F1(), std::forward&lt;Ts&gt;(xs)...);</text:span></text:p>
      <text:p text:style-name="Preformatted_20_Text"><text:span text:style-name="Source_20_Text"><text:s text:c="4"/>}</text:span></text:p>
      <text:p text:style-name="Preformatted_20_Text"><text:span text:style-name="Source_20_Text"><text:s text:c="4"/>template&lt;class... Ts&gt;</text:span></text:p>
      <text:p text:style-name="Preformatted_20_Text"><text:span text:style-name="Source_20_Text"><text:tab/>requires </text:span></text:p>
      <text:p text:style-name="Preformatted_20_Text"><text:span text:style-name="Source_20_Text"><text:tab/><text:tab/>! is_callable&lt;F1(Ts&amp;&amp;...)&gt; </text:span></text:p>
      <text:p text:style-name="Preformatted_20_Text"><text:span text:style-name="Source_20_Text"><text:tab/><text:tab/>&amp;&amp; is_callable&lt;F2(Ts&amp;&amp;...)&gt;</text:span></text:p>
      <text:p text:style-name="Preformatted_20_Text"><text:span text:style-name="Source_20_Text"><text:s text:c="4"/>auto operator()(Ts&amp;&amp;... xs)</text:span></text:p>
      <text:p text:style-name="Preformatted_20_Text"><text:span text:style-name="Source_20_Text"><text:s text:c="4"/>{</text:span></text:p>
      <text:p text:style-name="Preformatted_20_Text"><text:span text:style-name="Source_20_Text"><text:s text:c="8"/>return invoke(F2(), std::forward&lt;Ts&gt;(xs)...);</text:span></text:p>
      <text:p text:style-name="Preformatted_20_Text"><text:span text:style-name="Source_20_Text"><text:s text:c="4"/>}</text:span></text:p>
      <text:p text:style-name="P5"><text:span text:style-name="Source_20_Text"><text:s text:c="2"/>};</text:span></text:p>
      <text:p text:style-name="P6"><text:span text:style-name="Source_20_Text"><text:s text:c="2"/>template&lt;class F1, class F2&gt;</text:span></text:p>
      <text:p text:style-name="P6"><text:span text:style-name="Source_20_Text"><text:s text:c="4"/>first_overload_fn&lt;decay_t&lt;F1&gt;, decay_t&lt;F2&gt;&gt; </text:span></text:p>
      <text:p text:style-name="P6"><text:span text:style-name="Source_20_Text"><text:s text:c="4"/>first_overload(F1&amp;&amp; f1, F2&amp;&amp; f2)</text:span></text:p>
      <text:p text:style-name="P6"><text:span text:style-name="Source_20_Text"><text:s text:c="2"/>{ </text:span></text:p>
      <text:p text:style-name="P6"><text:span text:style-name="Source_20_Text"><text:s text:c="4"/>return first_overload_fn&lt;F1, F2&gt;(</text:span></text:p>
      <text:p text:style-name="P6"><text:span text:style-name="Source_20_Text"><text:s text:c="8"/>forward&lt;F1&gt;(f1), forward&lt;F2&gt;(f2));</text:span></text:p>
      <text:p text:style-name="P5"><text:span text:style-name="Source_20_Text"><text:s text:c="2"/>}</text:span></text:p>
      <text:h text:style-name="Heading_20_2" text:outline-level="2">Language type-switch pattern matching</text:h>
      <text:p text:style-name="Text_20_body">The pattern matching presentation [PM] include a inspect/when/default statement that pattern matching linearly. The nth expression match is tried only when the previous one has failed. The cases are not disjoint, case order maters.</text:p>
      <text:p text:style-name="Text_20_body">The library [Match7] follows the same strategy.</text:p>
      <text:h text:style-name="Heading_20_2" text:outline-level="2">Sum type visitation</text:h>
      <text:p text:style-name="Text_20_body">This <text:span text:style-name="T1">first_overload</text:span> function will be very useful while visit sum types [P0050] so that the visitation is done following the fist match strategy. </text:p>
      <text:h text:style-name="Heading_20_1" text:outline-level="1"><text:soft-page-break/>Design rationale</text:h>
      <text:h text:style-name="Heading_20_2" text:outline-level="2">Selecting the first viable overload</text:h>
      <text:p text:style-name="Text_20_body">See [P0051R1] if you are looking for the best viable overload.</text:p>
      <text:p text:style-name="Text_20_body">Fit library name this function <text:span text:style-name="T1">conditional</text:span>. FTL uses <text:span text:style-name="T1">first_overload</text:span><text:span text:style-name="T4">, Boost.Hana uses </text:span><text:span text:style-name="T1">oveload_linearly</text:span>.</text:p>
      <text:h text:style-name="Heading_20_2" text:outline-level="2">Which kind of functions would first_overload accept</text:h>
      <text:p text:style-name="Text_20_body"><text:span text:style-name="T4">This function follows the same rationale than the proposed </text:span><text:span text:style-name="Source_20_Text"><text:span text:style-name="T9">overload</text:span></text:span><text:span text:style-name="Source_20_Text"><text:span text:style-name="T4"> function [P0051R1].</text:span></text:span></text:p>
      <text:h text:style-name="Heading_20_2" text:outline-level="2"><text:bookmark text:name="user-content-passing-parameters-by-value-or-by-forward-reference"/>Passing parameters by value or by forward reference</text:h>
      <text:p text:style-name="Text_20_body"><text:span text:style-name="T4">This function follows the same rationale than the proposed </text:span><text:span text:style-name="Source_20_Text"><text:span text:style-name="T9">overload</text:span></text:span><text:span text:style-name="Source_20_Text"><text:span text:style-name="T4"> function [P0051R1].</text:span></text:span></text:p>
      <text:h text:style-name="Heading_20_2" text:outline-level="2"><text:span text:style-name="Source_20_Text">reference_wrapper&lt;F&gt;</text:span><text:span text:style-name="T1"> to deduce F</text:span><text:span text:style-name="Source_20_Text">&amp;</text:span><text:span text:style-name="T1"> </text:span></text:h>
      <text:p text:style-name="P12">This function follows the same rationale than the proposed <text:span text:style-name="Source_20_Text"><text:span text:style-name="T9">overload</text:span></text:span><text:span text:style-name="Source_20_Text"><text:span text:style-name="T4"> function [P0051R1]. </text:span></text:span></text:p>
      <text:h text:style-name="Heading_20_2" text:outline-level="2"><text:bookmark text:name="user-content-result-type-of-overload"/><text:span text:style-name="T4">Result type of resulting </text:span><text:span text:style-name="Source_20_Text"><text:span text:style-name="T4">function objects</text:span></text:span></text:h>
      <text:p text:style-name="Text_20_body"><text:span text:style-name="T4">This function follows the same rationale than the proposed </text:span><text:span text:style-name="Source_20_Text"><text:span text:style-name="T9">overload</text:span></text:span><text:span text:style-name="Source_20_Text"><text:span text:style-name="T4"> function [P0051R1].</text:span></text:span></text:p>
      <text:h text:style-name="Heading_20_2" text:outline-level="2">Result type of <text:span text:style-name="Source_20_Text"><text:span text:style-name="T1">first_overload</text:span></text:span></text:h>
      <text:p text:style-name="Text_20_body"><text:span text:style-name="T4">This function follows the same rationale than the proposed </text:span><text:span text:style-name="Source_20_Text"><text:span text:style-name="T9">overload</text:span></text:span><text:span text:style-name="Source_20_Text"><text:span text:style-name="T4"> function [P0051R1]. </text:span></text:span></text:p>
      <text:h text:style-name="Heading_20_1" text:outline-level="1">Open points</text:h>
      <text:p text:style-name="Text_20_body">The authors would like to have an answer to the following points if there is at all an interest in this proposal:</text:p>
      <text:list xml:id="list522518393" text:style-name="L4">
        <text:list-item>
          <text:p text:style-name="P10">Should the callable be passed by value, forcing the use of std::move?</text:p>
        </text:list-item>
        <text:list-item>
          <text:p text:style-name="P10">A better name for the proposed function?</text:p>
        </text:list-item>
      </text:list>
      <text:p text:style-name="P3">first_overload, conditional, first_viable, overload_linearly. <text:s/></text:p>
      <text:list xml:id="list108378427" text:continue-numbering="true" text:style-name="L4">
        <text:list-header>
          <text:p text:style-name="P8"><text:span text:style-name="T5"/></text:p>
        </text:list-header>
      </text:list>
      <text:h text:style-name="Heading_20_1" text:outline-level="1"><text:bookmark text:name="user-content-technical-specification"/>Technical Specification</text:h>
      <text:p text:style-name="Text_20_body">The wording is relative to [N4480].</text:p>
      <text:h text:style-name="Heading_20_1" text:outline-level="1"><text:soft-page-break/>Function objects</text:h>
      <text:p text:style-name="P9"><text:bookmark text:name="user-content-synopsis"/>Header &lt;experimental/functional&gt; Synopsis</text:p>
      <text:p text:style-name="Text_20_body">Add the following declaration in experimental/functional.</text:p>
      <text:p text:style-name="P1">namespace std {</text:p>
      <text:p text:style-name="P1">namespace experimental {</text:p>
      <text:p text:style-name="P1">inline namespace fundamental_v2 {</text:p>
      <text:p text:style-name="P1"><text:s text:c="4"/>template &lt;class ... Fs&gt;</text:p>
      <text:p text:style-name="P1"><text:s text:c="4"/>'see below' first_overload(Fs &amp;&amp;... fcts);</text:p>
      <text:p text:style-name="P1"><text:s text:c="4"/>template &lt;class R, class ... Fs&gt;</text:p>
      <text:p text:style-name="P1"><text:s text:c="4"/>'see below' first_overload(Fs &amp;&amp;... fcts);</text:p>
      <text:p text:style-name="P1">}</text:p>
      <text:p text:style-name="P1">}</text:p>
      <text:p text:style-name="P2">}</text:p>
      <text:p text:style-name="Text_20_body"><text:span text:style-name="T5">Function Template </text:span><text:span text:style-name="T3">first_</text:span><text:span text:style-name="Source_20_Text"><text:span text:style-name="T3">overload</text:span></text:span> </text:p>
      <text:p text:style-name="P1">template &lt;class R, class ... Fs&gt;</text:p>
      <text:p text:style-name="P2">'see below' first_overload(Fs &amp;&amp;... fcts);</text:p>
      <text:p text:style-name="Text_20_body"><text:span text:style-name="Emphasis">Requires:</text:span><text:span text:style-name="Emphasis"><text:span text:style-name="T6"> Fs are Callable and Movable and the result type of each parameter must be convertible to </text:span></text:span><text:span text:style-name="Emphasis"><text:span text:style-name="T2">R</text:span></text:span><text:span text:style-name="Emphasis"><text:span text:style-name="T6">.</text:span></text:span></text:p>
      <text:p text:style-name="Text_20_body"><text:span text:style-name="Emphasis">Result type:</text:span> A function object that behaves as if all the parameters were overloaded when calling it. <text:span text:style-name="T4"><text:s/>The result type will contain the nested </text:span><text:span text:style-name="T1">result_type</text:span><text:span text:style-name="T4"> type alias </text:span><text:span text:style-name="T1">R</text:span><text:span text:style-name="T4">. The call to an instance of this type will select the fir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p text:style-name="P1">template &lt;class ... Fs&gt;</text:p>
      <text:p text:style-name="P2">'see below' first_overload(Fs &amp;&amp;... fcts);</text:p>
      <text:p text:style-name="Text_20_body"><text:span text:style-name="Emphasis">Requires:</text:span><text:span text:style-name="Emphasis"><text:span text:style-name="T6"> Fs are Callable and Movable.</text:span></text:span></text:p>
      <text:p text:style-name="Text_20_body"><text:span text:style-name="Emphasis">Result type:</text:span> A function object that behaves as if all the parameters were overloaded when calling it. <text:span text:style-name="T4"><text:s/>The call to an instance of this type will select the first overload matching the invocation. If there is not such a overload the invocation expression will be ill-formed. </text:span></text:p>
      <text:p text:style-name="Text_20_body"><text:span text:style-name="Emphasis"><text:span text:style-name="T4">Returns:</text:span></text:span><text:span text:style-name="T4"> An instance of the result type, that contains a decay copy of each one of the arguments. <text:s/></text:span></text:p>
      <text:p text:style-name="Text_20_body"><text:span text:style-name="Emphasis">Throws:</text:span> Any exception thrown during the construction of the resulting function object.</text:p>
      <text:h text:style-name="Heading_20_1" text:outline-level="1"><text:bookmark text:name="user-content-implementation"/>Implementation</text:h>
      <text:p text:style-name="Text_20_body">Boost.Hana, Fit, FTL has each one its own implementation with each own specificities. The names are <text:span text:style-name="T1">overload_linearly</text:span>, <text:span text:style-name="T1">conditional</text:span> and <text:span text:style-name="T1">first_overload</text:span> respectively. </text:p>
      <text:h text:style-name="Heading_20_1" text:outline-level="1"><text:bookmark text:name="user-content-acknowledgements"/><text:soft-page-break/>Acknowledgements</text:h>
      <text:p text:style-name="Text_20_body">Thanks to Scott Pager who suggested to add overloads for non-member and member functions.</text:p>
      <text:p text:style-name="Text_20_body">Thanks to Paul Fultz II and R. Martinho Fernandes for their excellent blogs.</text:p>
      <text:p text:style-name="Text_20_body">Thanks to Matt Calabrese for its useful improvement suggestions on the library usability.</text:p>
      <text:p text:style-name="Text_20_body">Thanks to Tony Van Eerd for championing the original proposal at Kona.</text:p>
      <text:h text:style-name="Heading_20_1" text:outline-level="1"/>
      <text:h text:style-name="P14" text:outline-level="1">References</text:h>
      <text:list xml:id="list449075743" text:style-name="L5">
        <text:list-item>
          <text:p text:style-name="P11">[Boost.Hana] - Louis Dionne</text:p>
          <text:p text:style-name="P11"><text:a xlink:type="simple" xlink:href="http://boostorg.github.io/hana/">http://boostorg.github.io/hana/</text:a></text:p>
        </text:list-item>
        <text:list-item>
          <text:p text:style-name="P11">[Fit] - Paul Fultz II </text:p>
          <text:p text:style-name="P11"><text:a xlink:type="simple" xlink:href="https://github.com/pfultz2/Fit">https://github.com/pfultz2/Fit</text:a></text:p>
        </text:list-item>
        <text:list-item>
          <text:p text:style-name="P11">[FTL] Bjorn Ali</text:p>
          <text:p text:style-name="P11"><text:a xlink:type="simple" xlink:href="https://github.com/beark/ftl">https://github.com/beark/ftl</text:a></text:p>
        </text:list-item>
        <text:list-item>
          <text:p text:style-name="P11">[P0050] P0050 – C++ generic match function</text:p>
          <text:p text:style-name="P11"><text:a xlink:type="simple" xlink:href="http://www.open-std.org/jtc1/sc22/wg21/docs/papers/2015/p0050r0.pdf">http://www.open-std.org/jtc1/sc22/wg21/docs/papers/2015/p0050r0.pdf</text:a></text:p>
        </text:list-item>
        <text:list-item>
          <text:p text:style-name="P7">[P0051R0] P0051 - C++ generic overload function</text:p>
          <text:p text:style-name="P11"><text:a xlink:type="simple" xlink:href="http://www.open-std.org/jtc1/sc22/wg21/docs/papers/2015/p0051r0.pdf">http://www.open-std.org/jtc1/sc22/wg21/docs/papers/2015/p0051r0.pdf</text:a></text:p>
        </text:list-item>
        <text:list-item>
          <text:p text:style-name="P7">[P0051R1] P0051R1 - C++ generic overload function</text:p>
          <text:p text:style-name="P11"><text:a xlink:type="simple" xlink:href="http://www.open-std.org/jtc1/sc22/wg21/docs/papers/2015/p0051r1.pdf">http://www.open-std.org/jtc1/sc22/wg21/docs/papers/2015/p0051r1.pdf</text:a></text:p>
        </text:list-item>
        <text:list-item>
          <text:p text:style-name="P11">[TagDispatching] Generic Programming Techniques - David Abrahams</text:p>
          <text:p text:style-name="P11"><text:a xlink:type="simple" xlink:href="http://www.boost.org/community/generic_programming.html#tag_dispatching">http://www.boost.org/community/generic_programming.html#tag_dispatching</text:a></text:p>
        </text:list-item>
        <text:list-item>
          <text:p text:style-name="P11">[Rank] Beating overload resolution into submission <text:s/>- R. Martinho Fernandes</text:p>
          <text:p text:style-name="P11"><text:a xlink:type="simple" xlink:href="https://rmf.io/cxx11/overload-ranking/">https://rmf.io/cxx11/overload-ranking/</text:a></text:p>
        </text:list-item>
        <text:list-item>
          <text:p text:style-name="P11">[Conditional] Overload of Type Requirements – Paul Fultz II</text:p>
          <text:p text:style-name="P11"><text:a xlink:type="simple" xlink:href="http://pfultz2.com/blog/2014/08/22/overloading-requirements/">http://pfultz2.com/blog/2014/08/22/overloading-requirements/</text:a></text:p>
        </text:list-item>
        <text:list-item>
          <text:p text:style-name="P11">[PM] Pattern Matching for C++ - Yuriy Solodkyy, Gabriel Dos Reis, Bjarne Stroustrup</text:p>
        </text:list-item>
        <text:list-item>
          <text:p text:style-name="P11">[Match7] Open Pattern Matching for C++ - Yuriy Solodkyy, Gabriel Dos Reis, Bjarne Stroustrup</text:p>
          <text:p text:style-name="P11"><text:a xlink:type="simple" xlink:href="http://www.stroustrup.com/OpenPatternMatching.pdf">http://www.stroustrup.com/OpenPatternMatching.pdf</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first_overload function<text:tab/>D0051R1</text:p>
        <text:p text:style-name="Header"/>
      </style:header>
      <style:footer>
        <text:p text:style-name="Footer"><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19:10:31</meta:creation-date>
    <dc:date>2015-10-31T21:35:19</dc:date>
    <dc:creator>Vicente Botet Escriba</dc:creator>
    <meta:editing-duration>P8DT21H14M33S</meta:editing-duration>
    <meta:editing-cycles>278</meta:editing-cycles>
    <meta:generator>OpenOffice.org/3.3$Unix OpenOffice.org_project/330m20$Build-9567</meta:generator>
    <meta:document-statistic meta:table-count="1" meta:image-count="0" meta:object-count="0" meta:page-count="7" meta:paragraph-count="161" meta:word-count="1441" meta:character-count="9999"/>
  </office:meta>
</office:document-meta>
</file>